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3.6142in" svg:y="0.550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414914" calcext:value-type="float">
            <text:p>0.414914</text:p>
          </table:table-cell>
          <table:table-cell office:value-type="float" office:value="0.291664" calcext:value-type="float">
            <text:p>0.291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21067" calcext:value-type="float">
            <text:p>0.21067</text:p>
          </table:table-cell>
          <table:table-cell office:value-type="float" office:value="0.05874" calcext:value-type="float">
            <text:p>0.058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64645" calcext:value-type="float">
            <text:p>0.064645</text:p>
          </table:table-cell>
          <table:table-cell office:value-type="float" office:value="0.197575" calcext:value-type="float">
            <text:p>0.197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166592" calcext:value-type="float">
            <text:p>0.166592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23:22:18.645022677</dc:date>
    <meta:editing-duration>PT7H19M15S</meta:editing-duration>
    <meta:editing-cycles>4</meta:editing-cycles>
    <meta:document-statistic meta:table-count="1" meta:cell-count="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5.672cm" svg:y="0.315cm" chart:style-name="ch2">
          <text:p>Contribution over time</text:p>
        </chart:title>
        <chart:subtitle svg:x="5.674cm" svg:y="1.299cm" chart:style-name="ch3">
          <text:p>Risks occur at every round</text:p>
        </chart:subtitle>
        <chart:legend chart:legend-position="end" svg:x="14.502cm" svg:y="3.94cm" style:legend-expansion="high" chart:style-name="ch4"/>
        <chart:plot-area chart:style-name="ch5" table:cell-range-address="Sheet1.A1:Sheet1.C5" chart:data-source-has-labels="both" svg:x="0.319cm" svg:y="2.135cm" svg:width="13.864cm" svg:height="6.675cm">
          <chart:coordinate-region svg:x="1.247cm" svg:y="2.337cm" svg:width="12.936cm" svg:height="5.82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414914">
                <text:p>0.414914</text:p>
                <draw:g>
                  <svg:desc>Sheet1.B2:Sheet1.B5</svg:desc>
                </draw:g>
              </table:table-cell>
              <table:table-cell office:value-type="float" office:value="0.291664">
                <text:p>0.291664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21067">
                <text:p>0.21067</text:p>
              </table:table-cell>
              <table:table-cell office:value-type="float" office:value="0.05874">
                <text:p>0.05874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064645">
                <text:p>0.064645</text:p>
              </table:table-cell>
              <table:table-cell office:value-type="float" office:value="0.197575">
                <text:p>0.197575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204005">
                <text:p>0.0204005</text:p>
              </table:table-cell>
              <table:table-cell office:value-type="float" office:value="0.166592">
                <text:p>0.166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